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666666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gradient-name="Gradient_20_4" draw:auto-grow-height="true" fo:min-height="3.048cm" draw:shadow="hidden" text:animation="none" text:animation-repeat="0"/>
    </style:style>
    <style:style style:name="pr2" style:family="presentation" style:parent-style-name="Default-subtitle">
      <style:graphic-properties fo:min-height="2.03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.508cm" fo:margin-right="0cm" fo:text-align="start" fo:text-indent="0cm"/>
    </style:style>
    <style:style style:name="P2" style:family="paragraph">
      <loext:graphic-properties draw:fill-gradient-name="Gradient_20_4"/>
      <style:paragraph-properties fo:margin-left="0.508cm" fo:margin-right="0cm" fo:text-align="start" fo:text-indent="0cm"/>
      <style:text-properties fo:color="#ffffcc" fo:font-size="54pt" fo:text-shadow="1pt 1pt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.406cm" fo:text-align="end" fo:text-indent="0cm"/>
    </style:style>
    <style:style style:name="P5" style:family="paragraph">
      <loext:graphic-properties draw:fill-color="#ffffff"/>
    </style:style>
    <style:style style:name="T1" style:family="text">
      <style:text-properties fo:color="#ffffcc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color="#dddddd" fo:font-size="36pt" fo:text-shadow="1pt 1pt" fo:font-weight="normal" style:font-size-asian="36pt" style:font-weight-asian="normal" style:font-size-complex="36pt" style:font-weight-complex="normal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542cm" svg:height="3.048cm" svg:x="9.652cm" svg:y="8.89cm" presentation:class="title" presentation:user-transformed="true">
          <draw:text-box>
            <text:p text:style-name="P1"><text:span text:style-name="T1">千と千尋の神隠し</text:span></text:p>
          </draw:text-box>
        </draw:frame>
        <draw:frame draw:style-name="gr1" draw:text-style-name="P3" draw:layer="layout" svg:width="11.43cm" svg:height="1.187cm" svg:x="1.4cm" svg:y="8.944cm">
          <draw:text-box>
            <text:p/>
          </draw:text-box>
        </draw:frame>
        <draw:frame presentation:style-name="pr2" draw:text-style-name="P4" draw:layer="layout" svg:width="16.002cm" svg:height="2.032cm" svg:x="-0.254cm" svg:y="6.604cm" presentation:class="subtitle" presentation:user-transformed="true">
          <draw:text-box>
            <text:p text:style-name="P4"><text:span text:style-name="T2">The Hero’s Journey 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Part I: Departure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-Green" draw:style="linear" draw:start-color="#003333" draw:end-color="#00331a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cc0000" draw:end-color="#a400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Wood" draw:style="linear" draw:start-color="#280a00" draw:end-color="#461e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66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fo:margin-top="0.42cm" fo:margin-bottom="0.21cm" style:writing-mode="lr-tb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-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gradient" draw:fill-color="#461900" draw:fill-gradient-name="Wood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color="#990000" draw:fill-gradient-name="Tango_20_Red" draw:fill-image-width="0cm" draw:fill-image-height="0cm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ans1" style:font-family-asian="'Liberation Sans'" style:font-family-generic-asian="system" style:font-pitch-asian="variable" style:font-size-asian="4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-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2:46:11.690103130</meta:creation-date>
    <dc:date>2017-05-01T16:16:49.951978963</dc:date>
    <meta:editing-duration>PT2H15M8S</meta:editing-duration>
    <meta:editing-cycles>4</meta:editing-cycles>
    <meta:generator>LibreOffice/5.2.6.2$Linux_X86_64 LibreOffice_project/20m0$Build-2</meta:generator>
    <meta:document-statistic meta:object-count="30"/>
  </office:meta>
</office:document-meta>
</file>